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Table_20_Contents">
      <style:text-properties fo:font-weight="bold" officeooo:paragraph-rsid="000971a4" style:font-weight-asian="bold" style:font-weight-complex="bold"/>
    </style:style>
    <style:style style:name="P3" style:family="paragraph" style:parent-style-name="Table_20_Contents">
      <style:text-properties officeooo:rsid="0008c033" officeooo:paragraph-rsid="000971a4"/>
    </style:style>
    <style:style style:name="P4" style:family="paragraph" style:parent-style-name="Table_20_Contents">
      <style:text-properties officeooo:rsid="001bdef1" officeooo:paragraph-rsid="000971a4"/>
    </style:style>
    <style:style style:name="P5" style:family="paragraph" style:parent-style-name="Table_20_Contents">
      <style:text-properties officeooo:paragraph-rsid="000971a4"/>
    </style:style>
    <style:style style:name="P6" style:family="paragraph" style:parent-style-name="Table_20_Contents">
      <style:text-properties officeooo:paragraph-rsid="000b3fa3"/>
    </style:style>
    <style:style style:name="P7" style:family="paragraph" style:parent-style-name="Azione_20_sistema">
      <style:text-properties officeooo:rsid="000ad213" officeooo:paragraph-rsid="000971a4"/>
    </style:style>
    <style:style style:name="P8" style:family="paragraph" style:parent-style-name="Azione_20_attore">
      <style:text-properties officeooo:paragraph-rsid="000b3fa3"/>
    </style:style>
    <style:style style:name="P9" style:family="paragraph" style:parent-style-name="Azione_20_attore">
      <style:text-properties officeooo:rsid="000b3fa3" officeooo:paragraph-rsid="000b3fa3"/>
    </style:style>
    <style:style style:name="P10" style:family="paragraph" style:parent-style-name="Azione_20_attore">
      <style:text-properties officeooo:rsid="00098bf2" officeooo:paragraph-rsid="000971a4"/>
    </style:style>
    <style:style style:name="P11" style:family="paragraph" style:parent-style-name="Standard" style:list-style-name="L1">
      <style:text-properties officeooo:paragraph-rsid="000971a4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cd255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able_20_Contents">
      <style:text-properties officeooo:rsid="000b3fa3" officeooo:paragraph-rsid="000b3fa3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0b3fa3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ad33e"/>
    </style:style>
    <style:style style:name="T7" style:family="text">
      <style:text-properties officeooo:rsid="000a0e29"/>
    </style:style>
    <style:style style:name="T8" style:family="text">
      <style:text-properties officeooo:rsid="000971a4"/>
    </style:style>
    <style:style style:name="T9" style:family="text">
      <style:text-properties officeooo:rsid="000b3fa3"/>
    </style:style>
    <style:style style:name="T10" style:family="text">
      <style:text-properties fo:font-weight="bold" officeooo:rsid="000b3fa3" style:font-weight-asian="bold" style:font-weight-complex="bold"/>
    </style:style>
    <style:style style:name="T11" style:family="text">
      <style:text-properties officeooo:rsid="001ee7e5"/>
    </style:style>
    <style:style style:name="T12" style:family="text">
      <style:text-properties officeooo:rsid="000425b2"/>
    </style:style>
    <style:style style:name="T13" style:family="text">
      <style:text-properties officeooo:rsid="000cd25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13">Ordinamento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13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5"><text:span text:style-name="T2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3">Impiegato</text:span></text:p>
            <text:p text:style-name="P6"><text:span text:style-name="T10">estende</text:span><text:span text:style-name="T3"> 1_b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486957" text:style-name="Numerazione_20_UC">
              <text:list-item text:start-value="1">
                <text:p text:style-name="P8"><text:span text:style-name="T9">L'Impiegato</text:span><text:span text:style-name="T4"> </text:span><text:span text:style-name="T9">visualizza la lista degli iscritti ed i relativi campi</text:span></text:p>
                <text:p text:style-name="P9"/>
              </text:list-item>
              <text:list-item>
                <text:p text:style-name="P9">L'Impiegato clicca sulla colonna per ordinarla </text:p>
                <text:p text:style-name="P7"/>
              </text:list-item>
              <text:list-item>
                <text:p text:style-name="P7">Il sistema mostra <text:span text:style-name="T8">le informazioni </text:span><text:span text:style-name="T9">ordinate secondo il campo richiesto</text:span><text:span text:style-name="T1">.</text:span></text:p>
                <text:p text:style-name="P10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9">L'impiegato</text:span><text:span text:style-name="T6"> </text:span><text:span text:style-name="T9">riesce ad ordinare i dati.</text:span>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486959" text:style-name="L1">
              <text:list-item>
                <text:p text:style-name="P11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9">L'impiegato</text:span><text:span text:style-name="T7"> deve poter </text:span><text:span text:style-name="T9">ordianre</text:span><text:span text:style-name="T1"> </text:span><text:span text:style-name="T8">i dati</text:span><text:span text:style-name="T7"> entro 20 secondi dalla richiesta.</text:span></text:p>
          </table:table-cell>
        </table:table-row>
      </table:table>
      <text:p text:style-name="P12">UC <text:span text:style-name="T13">21</text:span>: <text:span text:style-name="T12">L</text:span><text:span text:style-name="T11">'impiegato </text:span><text:span text:style-name="T13">ordina la lista degli iscritti secondo un campo richie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4T19:37:57.56</dc:date>
    <meta:editing-duration>PT2H9M19S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12" meta:character-count="726" meta:non-whitespace-character-count="637"/>
  </office:meta>
</office:document-meta>
</file>